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4</text:h>
      <text:h text:style-name="Heading_20_2" text:outline-level="2">R3</text:h>
      <text:p text:style-name="Text_20_body">Forwarding: forwarder pakker.</text:p>
      <text:p text:style-name="Text_20_body">Routing: laver en routing.</text:p>
      <text:h text:style-name="Heading_20_2" text:outline-level="2">R6</text:h>
      <text:p text:style-name="Text_20_body">--</text:p>
      <text:h text:style-name="Heading_20_2" text:outline-level="2">R7</text:h>
      <text:p text:style-name="Text_20_body">Hvis routeren ikke når at læse i forwarding tabellen før den modtager pakken, så ved den ikke hvor pakken skal hen, når den modtager den. Hvis der så ikke er nogen buffer, så ryger pakken.</text:p>
      <text:h text:style-name="Heading_20_2" text:outline-level="2">R10</text:h>
      <text:p text:style-name="Text_20_body">HOL blocking (Head-of-line blocking) sker i input-porten. Det sker når der kommer flere pakker ind på nogle forskellige porte, men de har samme output-port, dvs. der skal sendes to pakker ud på den samme port på samme tid.</text:p>
      <text:h text:style-name="Heading_20_2" text:outline-level="2">R20</text:h>
      <text:p text:style-name="Text_20_body">Routeren bruger DHCP til at give 5 lokale IP'er til de 5 PC'er med.</text:p>
      <text:p text:style-name="Text_20_body">Routeren bruger NAT til at oversættet en global IP til 5 lokale.</text:p>
      <text:h text:style-name="Heading_20_2" text:outline-level="2">R19</text:h>
      <text:p text:style-name="Text_20_body">Ting der er ens:</text:p>
      <text:p text:style-name="Text_20_body">Version, data og source- og destinations adresse. (Source og destinations adresse er i IPv4 32 bit, og i IPv6 er den 128 bit.)</text:p>
      <text:h text:style-name="Heading_20_2" text:outline-level="2">P1</text:h>
      <text:p text:style-name="Text_20_body">A: Det er lettere at give en garanti for performance level med et VC (Virtual Circuit).</text:p>
      <text:p text:style-name="Text_20_body">B: --</text:p>
      <text:h text:style-name="Heading_20_2" text:outline-level="2">P8</text:h>
      <text:p text:style-name="Text_20_body">A: Vores prefix'er skal være:</text:p>
      <text:p text:style-name="Text_20_body"/>
      <text:p text:style-name="P1">Prefix<text:tab/><text:tab/><text:tab/><text:tab/>Link interface:</text:p>
      <text:p text:style-name="Text_20_body">11100000 00000000</text:p>
      <text:p text:style-name="Text_20_body">through<text:tab/><text:tab/><text:tab/>0</text:p>
      <text:p text:style-name="Text_20_body">11100000 1</text:p>
      <text:p text:style-name="Text_20_body"/>
      <text:p text:style-name="Text_20_body"><text:soft-page-break/>11100001 00000000</text:p>
      <text:p text:style-name="Text_20_body">through<text:tab/><text:tab/><text:tab/>1</text:p>
      <text:p text:style-name="Text_20_body">11100001 00000000</text:p>
      <text:p text:style-name="Text_20_body"/>
      <text:p text:style-name="Text_20_body">11100001 00000001</text:p>
      <text:p text:style-name="Text_20_body">through<text:tab/><text:tab/><text:tab/>2</text:p>
      <text:p text:style-name="Text_20_body">11100001 1</text:p>
      <text:p text:style-name="Text_20_body"/>
      <text:p text:style-name="Text_20_body">otherwise<text:tab/><text:tab/><text:tab/>3</text:p>
      <text:p text:style-name="Text_20_body"/>
      <text:p text:style-name="Text_20_body">B: Den første ryger i "otherwise", altså interface 3. Den anden ryger til interface 1. Den tredjer ryger til interfac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8M45S</meta:editing-duration>
    <meta:editing-cycles>12</meta:editing-cycles>
    <meta:generator>OpenOffice.org/3.3$Win32 OpenOffice.org_project/330m20$Build-9567</meta:generator>
    <dc:date>2011-04-13T09:25:05.71</dc:date>
    <dc:creator>Simon Frandsen</dc:creator>
    <meta:document-statistic meta:table-count="0" meta:image-count="0" meta:object-count="0" meta:page-count="2" meta:paragraph-count="33" meta:word-count="211" meta:character-count="1169"/>
    <meta:user-defined meta:name="Info 1"/>
    <meta:user-defined meta:name="Info 2"/>
    <meta:user-defined meta:name="Info 3"/>
    <meta:user-defined meta:name="Info 4"/>
  </office:meta>
</office:document-meta>
</file>